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adornments="Bold"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Nimbus Roman1" fo:font-size="15pt" fo:font-style="italic" style:text-underline-style="none" fo:font-weight="normal" officeooo:rsid="000dcc4e" officeooo:paragraph-rsid="000dcc4e" style:font-size-asian="15pt" style:font-style-asian="italic" style:font-weight-asian="normal" style:font-size-complex="15pt" style:font-style-complex="italic" style:font-weight-complex="normal"/>
    </style:style>
    <style:style style:name="P2" style:family="paragraph" style:parent-style-name="Standard">
      <style:paragraph-properties fo:line-height="150%"/>
      <style:text-properties style:font-name="Nimbus Roman1" fo:font-size="18pt" officeooo:rsid="000bb92f" officeooo:paragraph-rsid="000bb92f" style:font-size-asian="18pt" style:font-size-complex="18pt"/>
    </style:style>
    <style:style style:name="P3"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4"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0dcc4e" style:font-size-asian="18pt" style:font-style-asian="italic" style:font-weight-asian="normal" style:font-size-complex="18pt" style:font-style-complex="italic" style:font-weight-complex="normal"/>
    </style:style>
    <style:style style:name="P5"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1202f1" style:font-size-asian="18pt" style:font-style-asian="italic" style:font-weight-asian="normal" style:font-size-complex="18pt" style:font-style-complex="italic" style:font-weight-complex="normal"/>
    </style:style>
    <style:style style:name="P6"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7"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8"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9"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cc4e" officeooo:paragraph-rsid="000dcc4e" style:font-size-asian="18pt" style:font-style-asian="normal" style:font-weight-asian="normal" style:font-size-complex="18pt" style:font-style-complex="normal" style:font-weight-complex="normal"/>
    </style:style>
    <style:style style:name="P10"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cc4e" officeooo:paragraph-rsid="000dcc4e" style:font-size-asian="18pt" style:font-style-asian="normal" style:font-weight-asian="normal" style:font-size-complex="18pt" style:font-style-complex="normal" style:font-weight-complex="normal"/>
    </style:style>
    <style:style style:name="P11"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1202f1" officeooo:paragraph-rsid="001202f1" style:font-size-asian="18pt" style:font-style-asian="normal" style:font-weight-asian="normal" style:font-size-complex="18pt" style:font-style-complex="normal" style:font-weight-complex="normal"/>
    </style:style>
    <style:style style:name="P12"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129eff" officeooo:paragraph-rsid="00129eff" style:font-size-asian="18pt" style:font-style-asian="normal" style:font-weight-asian="normal" style:font-size-complex="18pt" style:font-style-complex="normal" style:font-weight-complex="normal"/>
    </style:style>
    <style:style style:name="P13" style:family="paragraph" style:parent-style-name="Standard">
      <style:paragraph-properties fo:line-height="150%"/>
      <style:text-properties style:font-name="Nimbus Roman1" fo:font-size="28pt" fo:font-style="italic" fo:font-weight="bold" officeooo:rsid="000bb92f" officeooo:paragraph-rsid="000bb92f" style:font-size-asian="28pt" style:font-style-asian="italic" style:font-weight-asian="bold" style:font-size-complex="28pt" style:font-style-complex="italic" style:font-weight-complex="bold"/>
    </style:style>
    <style:style style:name="P14" style:family="paragraph" style:parent-style-name="Standard">
      <style:paragraph-properties fo:line-height="150%"/>
      <style:text-properties style:font-name="Nimbus Roman1" fo:font-size="24pt" fo:font-style="italic" style:text-underline-style="solid" style:text-underline-width="auto" style:text-underline-color="font-color" fo:font-weight="bold" officeooo:rsid="000db2aa" officeooo:paragraph-rsid="000db2aa" style:font-size-asian="24pt" style:font-style-asian="italic" style:font-weight-asian="bold" style:font-size-complex="24pt" style:font-style-complex="italic" style:font-weight-complex="bold"/>
    </style:style>
    <style:style style:name="P15"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0db2aa" officeooo:paragraph-rsid="000db2aa" style:font-size-asian="24pt" style:font-style-asian="italic" style:font-weight-asian="bold" style:font-size-complex="24pt" style:font-style-complex="italic" style:font-weight-complex="bold"/>
    </style:style>
    <style:style style:name="P16"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0db2aa" officeooo:paragraph-rsid="000dcc4e" style:font-size-asian="24pt" style:font-style-asian="italic" style:font-weight-asian="bold" style:font-size-complex="24pt" style:font-style-complex="italic" style:font-weight-complex="bold"/>
    </style:style>
    <style:style style:name="P17"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1202f1" officeooo:paragraph-rsid="001202f1" style:font-size-asian="24pt" style:font-style-asian="italic" style:font-weight-asian="bold" style:font-size-complex="24pt" style:font-style-complex="italic" style:font-weight-complex="bold"/>
    </style:style>
    <style:style style:name="P18"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b2aa" style:font-size-asian="15pt" style:font-style-asian="normal" style:font-weight-asian="normal" style:font-size-complex="15pt" style:font-style-complex="normal" style:font-weight-complex="normal"/>
    </style:style>
    <style:style style:name="P19"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b2aa" style:font-size-asian="15pt" style:font-style-asian="normal" style:font-weight-asian="normal" style:font-size-complex="15pt" style:font-style-complex="normal" style:font-weight-complex="normal"/>
    </style:style>
    <style:style style:name="P20"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cc4e" style:font-size-asian="15pt" style:font-style-asian="normal" style:font-weight-asian="normal" style:font-size-complex="15pt" style:font-style-complex="normal" style:font-weight-complex="normal"/>
    </style:style>
    <style:style style:name="P21"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cc4e" style:font-size-asian="15pt" style:font-style-asian="normal" style:font-weight-asian="normal" style:font-size-complex="15pt" style:font-style-complex="normal" style:font-weight-complex="normal"/>
    </style:style>
    <style:style style:name="P22"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02f1" style:font-size-asian="15pt" style:font-style-asian="normal" style:font-weight-asian="normal" style:font-size-complex="15pt" style:font-style-complex="normal" style:font-weight-complex="normal"/>
    </style:style>
    <style:style style:name="P23"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02f1" style:font-size-asian="15pt" style:font-style-asian="normal" style:font-weight-asian="normal" style:font-size-complex="15pt" style:font-style-complex="normal" style:font-weight-complex="normal"/>
    </style:style>
    <style:style style:name="P24"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9eff" style:font-size-asian="15pt" style:font-style-asian="normal" style:font-weight-asian="normal" style:font-size-complex="15pt" style:font-style-complex="normal" style:font-weight-complex="normal"/>
    </style:style>
    <style:style style:name="P25"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cc4e" officeooo:paragraph-rsid="000dcc4e" style:font-size-asian="15pt" style:font-style-asian="normal" style:font-weight-asian="normal" style:font-size-complex="15pt" style:font-style-complex="normal" style:font-weight-complex="normal"/>
    </style:style>
    <style:style style:name="P26"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text-line-through-style="none" style:text-line-through-type="none" style:font-name="Nimbus Roman1"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27"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text-line-through-style="none" style:text-line-through-type="none" style:font-name="Nimbus Roman1" fo:font-size="18pt" fo:font-style="italic" style:text-underline-style="none" fo:font-weight="normal" officeooo:rsid="000dcc4e" officeooo:paragraph-rsid="000dcc4e" style:font-size-asian="18pt" style:font-style-asian="italic" style:font-weight-asian="normal" style:font-size-complex="18pt" style:font-style-complex="italic" style:font-weight-complex="normal"/>
    </style:style>
    <style:style style:name="P28"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0681in"/>
        </style:tab-stops>
      </style:paragraph-properties>
      <style:text-properties style:text-line-through-style="none" style:text-line-through-type="none"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29"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30"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31"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cc4e" style:font-size-asian="18pt" style:font-style-asian="italic" style:font-weight-asian="normal" style:font-size-complex="18pt" style:font-style-complex="italic" style:font-weight-complex="normal"/>
    </style:style>
    <style:style style:name="P32"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Nimbus Roman" fo:font-size="15pt" fo:font-style="italic" style:text-underline-style="none" fo:font-weight="normal" officeooo:rsid="001202f1" officeooo:paragraph-rsid="001202f1" style:font-size-asian="15pt" style:font-style-asian="italic" style:font-weight-asian="normal" style:font-size-complex="15pt" style:font-style-complex="italic" style:font-weight-complex="normal"/>
    </style:style>
    <style:style style:name="P33"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cc4e" officeooo:paragraph-rsid="000dcc4e" style:font-size-asian="18pt" style:font-style-asian="italic" style:font-weight-asian="normal" style:font-size-complex="18pt" style:font-style-complex="italic" style:font-weight-complex="normal"/>
    </style:style>
    <style:style style:name="P34"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1202f1" officeooo:paragraph-rsid="001202f1" style:font-size-asian="15pt" style:font-style-asian="normal" style:font-weight-asian="normal" style:font-size-complex="15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fo:font-style="italic" style:font-style-asian="italic" style:font-style-complex="italic"/>
    </style:style>
    <style:style style:name="T5" style:family="text">
      <style:text-properties style:text-line-through-style="none" style:text-line-through-type="none" fo:font-style="italic" officeooo:rsid="000dcc4e" style:font-style-asian="italic" style:font-style-complex="italic"/>
    </style:style>
    <style:style style:name="T6" style:family="text">
      <style:text-properties style:text-line-through-style="none" style:text-line-through-type="none" officeooo:rsid="000dcc4e"/>
    </style:style>
    <style:style style:name="T7" style:family="text">
      <style:text-properties officeooo:rsid="000dcc4e"/>
    </style:style>
    <style:style style:name="T8" style:family="text">
      <style:text-properties fo:font-weight="bold" style:font-weight-asian="bold" style:font-weight-complex="bold"/>
    </style:style>
    <style:style style:name="T9" style:family="text">
      <style:text-properties officeooo:rsid="001202f1"/>
    </style:style>
    <style:style style:name="T10" style:family="text">
      <style:text-properties officeooo:rsid="00129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rgWizard</text:p>
      <text:p text:style-name="P2">ArgWizard is an argument parsing library for C which is designed to be incredibly easy to use, with a very non-steep learning curve for any `getopt’ experienced developers.</text:p>
      <text:p text:style-name="P2"/>
      <text:p text:style-name="P2">This document goes over the entirety of every file and it’s functionality definitions. This document took an extreme amount of time to writ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wError.h</text:p>
      <text:p text:style-name="P6">This file defines simple functions which are used for error handling within ArgWizard.</text:p>
      <text:p text:style-name="P3">Defines:</text:p>
      <text:p text:style-name="P18">// a definition which frees any objects </text:p>
      <text:p text:style-name="P19">// that are passed, as well as displays a</text:p>
      <text:p text:style-name="P19">// fancy error message</text:p>
      <text:p text:style-name="P19">#define wErrorDisplay(msg, ...)</text:p>
      <text:p text:style-name="P19"/>
      <text:p text:style-name="P19">// a definitition which is basically the same as</text:p>
      <text:p text:style-name="P19">// the first one, i was just too</text:p>
      <text:p text:style-name="P19">// lazy to interchange the comments</text:p>
      <text:p text:style-name="P19">#define wErrorFreeAndDisplay(msg, obj)</text:p>
      <text:p text:style-name="P19"/>
      <text:p text:style-name="P3">Purpose:</text:p>
      <text:p text:style-name="P7">This file defines 2 macros, one for displaying errors, and the other for displaying errors then freeing an object passed into it. The first one is primarily the main error used, as the second one has no real purpose and will most likely be deprecated in future versions.</text:p>
      <text:p text:style-name="P14"/>
      <text:p text:style-name="P14"/>
      <text:p text:style-name="P14"><text:soft-page-break/>wName.c</text:p>
      <text:p text:style-name="P7">This file is the implementation for <text:span text:style-name="T1">wName.h.</text:span></text:p>
      <text:p text:style-name="P6">Contains definitions for telling apart types of arguments such as –<text:span text:style-name="T4">flag</text:span><text:span text:style-name="T3"> and</text:span><text:span text:style-name="T4"> -f.</text:span></text:p>
      <text:p text:style-name="P26">Defines:</text:p>
      <text:p text:style-name="P29">/* defined in wName.h */</text:p>
      <text:p text:style-name="P30">char *</text:p>
      <text:p text:style-name="P30">wNameCreateFrom (char *name)</text:p>
      <text:p text:style-name="P30"/>
      <text:p text:style-name="P30">/* defined in wName.h */</text:p>
      <text:p text:style-name="P30">wNameType</text:p>
      <text:p text:style-name="P30">wNameTypeFromName (char *name)</text:p>
      <text:p text:style-name="P26">Purpose:</text:p>
      <text:p text:style-name="P28">To provide an easy way to analyze GNU-style command line arguments.</text:p>
      <text:p text:style-name="P6"/>
      <text:p text:style-name="P8"/>
      <text:p text:style-name="P8"/>
      <text:p text:style-name="P8"/>
      <text:p text:style-name="P8"/>
      <text:p text:style-name="P8"/>
      <text:p text:style-name="P15"><text:soft-page-break/>wName.h</text:p>
      <text:p text:style-name="P7"><text:span text:style-name="T3">Contains definitions for </text:span><text:span text:style-name="T6">parsing command line flags.</text:span></text:p>
      <text:p text:style-name="P26">Defines:</text:p>
      <text:p text:style-name="P29"/>
      <text:p text:style-name="P30">typedef enum _wNameType {</text:p>
      <text:p text:style-name="P30"><text:s text:c="2"/>WStraggly, // example: a.out, file.name</text:p>
      <text:p text:style-name="P30"><text:s text:c="2"/>WFlagSingular, // example: -f, -a</text:p>
      <text:p text:style-name="P30"><text:s text:c="2"/>WFlagLong, // example: --flag, --output</text:p>
      <text:p text:style-name="P30">} wNameType;</text:p>
      <text:p text:style-name="P30"/>
      <text:p text:style-name="P31">// returns the name without </text:p>
      <text:p text:style-name="P31">// the flag specifiers</text:p>
      <text:p text:style-name="P30">char* wNameCreateFrom(char* name)</text:p>
      <text:p text:style-name="P30"/>
      <text:p text:style-name="P30">// Returns the type of the name</text:p>
      <text:p text:style-name="P30">wNameType wNameTypeFromName (char *name)</text:p>
      <text:p text:style-name="P26">Purpose:</text:p>
      <text:p text:style-name="P6"><text:span text:style-name="T3">To provide an easy way to analyze GNU-style command line arguments. </text:span><text:span text:style-name="T6">(From </text:span><text:span text:style-name="T5">wName.c</text:span><text:span text:style-name="T6">) . . . – Continued on page 2</text:span></text:p>
      <text:p text:style-name="P27"/>
      <text:p text:style-name="P27"/>
      <text:p text:style-name="P27"><text:soft-page-break/>(Continued from page 1) </text:p>
      <text:p text:style-name="P9"><text:span text:style-name="T3">This header also defines an ENUM primarily focused on distinguishing the different kinds of flags that there are for command line arguments, such as -- &amp; . Do note that </text:span><text:span text:style-name="T4">wName </text:span><text:span text:style-name="T3">is not able to distinguish key=value pairs, as that functionality is primarily handled by </text:span><text:span text:style-name="T4">wArgParser.c &amp; wArgParser.h.</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6"><text:soft-page-break/><text:span text:style-name="T7">wMem</text:span>.h</text:p>
      <text:p text:style-name="P9">Contains definitions for ArgWizard’s memory pool, a simple list which keeps track of every memory pointer, in order to restore memory back to the OS once it is no longer in use. <text:span text:style-name="T8">NOTE: there are multiple memory pools which are passed around by member functions, all of which are freed in sequence. DO NOT attempt to free every memory pool by hand, instead, use </text:span><text:span text:style-name="T2">wArgParserDestroy() </text:span><text:span text:style-name="T8">to destroy every memory pool created by different child functions.</text:span></text:p>
      <text:p text:style-name="P4">Defines:</text:p>
      <text:p text:style-name="P20">struct wMemPool;</text:p>
      <text:p text:style-name="P21">typedef struct wMemPool wMemPool;</text:p>
      <text:p text:style-name="P21"/>
      <text:p text:style-name="P21">// initializes the memory pool</text:p>
      <text:p text:style-name="P21">wMemPool *wMemPoolCreate ();</text:p>
      <text:p text:style-name="P21"/>
      <text:p text:style-name="P21">// allocates memory on the memory </text:p>
      <text:p text:style-name="P21">// pool and returns it, this is a </text:p>
      <text:p text:style-name="P21">// simple way to keep track of all </text:p>
      <text:p text:style-name="P21">// allocated memory and reduces the </text:p>
      <text:p text:style-name="P21">// risk of memory leaks or fragmentation</text:p>
      <text:p text:style-name="P21">void *wMemAlloc (wMemPool *self, size_t size);</text:p>
      <text:p text:style-name="P1">(continued on page 2)</text:p>
      <text:p text:style-name="P21"><text:soft-page-break/>void *wMemRealloc(wMemPool *self, </text:p>
      <text:p text:style-name="P21"><text:tab/><text:tab/><text:tab/><text:tab/><text:tab/>void* ptr, </text:p>
      <text:p text:style-name="P21"><text:tab/><text:tab/><text:tab/><text:tab/><text:tab/>size_t size);</text:p>
      <text:p text:style-name="P21">void wMemPoolDestroy (wMemPool *self);</text:p>
      <text:p text:style-name="P21"/>
      <text:p text:style-name="P4">Purpose:</text:p>
      <text:p text:style-name="P9">ArgWizard contains a simple memory pooling system in order to keep track of every pointer of memory which is created. While, this is flexible, it leaves the problem of having one global memory pool, this is the reason why multiple objects may have an internal memory pool, which greatly reduces the amount of free calls that will have to be called in order to free the memory associated with them.</text:p>
      <text:p text:style-name="P9"/>
      <text:p text:style-name="P9"/>
      <text:p text:style-name="P9"/>
      <text:p text:style-name="P9"/>
      <text:p text:style-name="P9"/>
      <text:p text:style-name="P9"/>
      <text:p text:style-name="P9"/>
      <text:p text:style-name="P9"/>
      <text:p text:style-name="P9"/>
      <text:p text:style-name="P16"><text:soft-page-break/><text:span text:style-name="T7">wMem</text:span>.<text:span text:style-name="T7">c</text:span></text:p>
      <text:p text:style-name="P9">This file implements memory pooling, using `malloc’, creating an expandable list of <text:span text:style-name="T1">void* </text:span>memory pointers that can be created using <text:span text:style-name="T1">wMemAlloc()</text:span></text:p>
      <text:p text:style-name="P4">Defines:</text:p>
      <text:p text:style-name="P20">struct wMemPool</text:p>
      <text:p text:style-name="P21">{ </text:p>
      <text:p text:style-name="P21"><text:tab/>...</text:p>
      <text:p text:style-name="P25">};</text:p>
      <text:p text:style-name="P25">// creates a memory pool,</text:p>
      <text:p text:style-name="P25">// with a fixed-incremental </text:p>
      <text:p text:style-name="P25">// size of members, that holds </text:p>
      <text:p text:style-name="P25">// memory pointers.</text:p>
      <text:p text:style-name="P25">wMemPool *</text:p>
      <text:p text:style-name="P25">wMemPoolCreate ()</text:p>
      <text:p text:style-name="P21"/>
      <text:p text:style-name="P21">// <text:span text:style-name="T7">allocates memory and returns it, </text:span></text:p>
      <text:p text:style-name="P25">// also storing the pointer into the </text:p>
      <text:p text:style-name="P25">// memory pool.</text:p>
      <text:p text:style-name="P21">void *</text:p>
      <text:p text:style-name="P21">wMemAlloc (wMemPool *self, size_t size)</text:p>
      <text:p text:style-name="P1">(continued on page 2)</text:p>
      <text:p text:style-name="P21"/>
      <text:p text:style-name="P21"/>
      <text:p text:style-name="P21"/>
      <text:p text:style-name="P21"><text:soft-page-break/>// <text:span text:style-name="T7">this function creates a </text:span></text:p>
      <text:p text:style-name="P25">// reallocated pointer and </text:p>
      <text:p text:style-name="P25">// returns it, storing the </text:p>
      <text:p text:style-name="P25">// reallocated pointer into </text:p>
      <text:p text:style-name="P25">// the memory pool.</text:p>
      <text:p text:style-name="P21">void *</text:p>
      <text:p text:style-name="P21">wMemRealloc (wMemPool *self, </text:p>
      <text:p text:style-name="P21"><text:tab/><text:tab/><text:tab/><text:tab/>void *ptr, </text:p>
      <text:p text:style-name="P21"><text:tab/><text:tab/><text:tab/><text:tab/>size_t size)</text:p>
      <text:p text:style-name="P21">// <text:span text:style-name="T7">destroys a memory pool, freeing every </text:span></text:p>
      <text:p text:style-name="P25">// pointer allocated to it.</text:p>
      <text:p text:style-name="P21">void</text:p>
      <text:p text:style-name="P21">wMemPoolDestroy (wMemPool *self)</text:p>
      <text:p text:style-name="P21"/>
      <text:p text:style-name="P4">Purpose:</text:p>
      <text:p text:style-name="P9">This file defines a list of memory pointers which is good for keeping track of intense allocations, in which, freeing every instance becomes problematic and time-consuming. This prevents memory leaking while also being expandable using <text:span text:style-name="T1">WARGLIB_DEFAULT_INCREMENT.</text:span></text:p>
      <text:p text:style-name="P33"/>
      <text:p text:style-name="P33"/>
      <text:p text:style-name="P33"/>
      <text:p text:style-name="P33"/>
      <text:p text:style-name="P17"><text:soft-page-break/>wStraggly.c</text:p>
      <text:p text:style-name="P11">This file implements <text:span text:style-name="T8">stragglies</text:span>, or arguments which do not have a dash.</text:p>
      <text:p text:style-name="P5">Defines:</text:p>
      <text:p text:style-name="P22">struct wStraggly</text:p>
      <text:p text:style-name="P23">{</text:p>
      <text:p text:style-name="P23"><text:s text:c="2"/>...</text:p>
      <text:p text:style-name="P23">};</text:p>
      <text:p text:style-name="P23">// <text:span text:style-name="T9">creates a straggly list on the </text:span></text:p>
      <text:p text:style-name="P34">// memory pool OPTIONS</text:p>
      <text:p text:style-name="P23">wStraggly *</text:p>
      <text:p text:style-name="P23">wStragglyCreate (wMemPool *options)</text:p>
      <text:p text:style-name="P23"/>
      <text:p text:style-name="P23">// <text:span text:style-name="T9">returns the size of a straggly list</text:span></text:p>
      <text:p text:style-name="P23">int</text:p>
      <text:p text:style-name="P23">wStragglySize (wStraggly *self)</text:p>
      <text:p text:style-name="P23"/>
      <text:p text:style-name="P23">// <text:span text:style-name="T9">returns the straggly list</text:span></text:p>
      <text:p text:style-name="P23">char **</text:p>
      <text:p text:style-name="P23">wStragglies (wStraggly *self)</text:p>
      <text:p text:style-name="P23"/>
      <text:p text:style-name="P23"/>
      <text:p text:style-name="P32">(continued on page 2)</text:p>
      <text:p text:style-name="P23"/>
      <text:p text:style-name="P23"/>
      <text:p text:style-name="P23"><text:soft-page-break/>// <text:span text:style-name="T9">returns the straggly at the </text:span></text:p>
      <text:p text:style-name="P34">// specified index</text:p>
      <text:p text:style-name="P23">char *</text:p>
      <text:p text:style-name="P23">wStragglyAt (wStraggly *self, int index)</text:p>
      <text:p text:style-name="P23"/>
      <text:p text:style-name="P23">// <text:span text:style-name="T9">(deprecated, kept for compatibility)</text:span></text:p>
      <text:p text:style-name="P23">// <text:span text:style-name="T9">basically just wStragglyAt()</text:span></text:p>
      <text:p text:style-name="P23">char *</text:p>
      <text:p text:style-name="P23">wStragglyName (wStraggly *self, int index)</text:p>
      <text:p text:style-name="P23"/>
      <text:p text:style-name="P23">// <text:span text:style-name="T10">appends a straggly to the list</text:span></text:p>
      <text:p text:style-name="P23">void</text:p>
      <text:p text:style-name="P24">wStragglyAppend (wMemPool *p, </text:p>
      <text:p text:style-name="P24"><text:tab/><text:tab/><text:tab/><text:tab/>wStraggly *self, </text:p>
      <text:p text:style-name="P24"><text:tab/><text:tab/><text:tab/><text:tab/>char *str)</text:p>
      <text:p text:style-name="P5">Purpose:</text:p>
      <text:p text:style-name="P12">Stragglies are arguments without a dash, or, just loose-leaf arguments, in any other argument parsing library. So something like specifying <text:span text:style-name="T1">`main.c’ </text:span>in <text:span text:style-name="T1">gcc </text:span>is considered a straggly.</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adornments="Bold"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6:44:03.619614081</meta:creation-date>
    <dc:date>2023-11-24T20:44:07.474406048</dc:date>
    <meta:editing-duration>PT4M13S</meta:editing-duration>
    <meta:editing-cycles>2</meta:editing-cycles>
    <meta:generator>LibreOffice/7.3.7.2$Linux_X86_64 LibreOffice_project/30$Build-2</meta:generator>
    <meta:document-statistic meta:table-count="0" meta:image-count="0" meta:object-count="0" meta:page-count="11" meta:paragraph-count="132" meta:word-count="861" meta:character-count="5367" meta:non-whitespace-character-count="4578"/>
  </office:meta>
</office:document-meta>
</file>